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ee955b10fe2a284916c5e1d1bb95de4e" style:family="table-column">
      <style:table-column-properties fo:break-before="auto" style:use-optimal-column-width="false" style:column-width="6cm"/>
    </style:style>
    <style:style style:name="odsStyleTableColumn-beb45e992e8fcfa1c8b969427b84fa52" style:family="table-column">
      <style:table-column-properties fo:break-before="auto" style:use-optimal-column-width="false" style:column-width="5cm"/>
    </style:style>
    <style:style style:name="odsStyleTableColumn-4bcf2f8b8d6c0af2887af257dc6a2fd7" style:family="table-column">
      <style:table-column-properties fo:break-before="auto" style:use-optimal-column-width="false" style:column-width="3cm"/>
    </style:style>
    <style:style style:name="odsStyleTableCell-0542d039d5b70103c838fca55c32ca62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7ba7c481ed9bdf0c1df8fae03c29fcde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586336c5245540f42d1cd3e52212eaf4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ff5ea3ad1a1c29d4bf7e0831c970030d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1326cc9de3d730d8827e984a3593195e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b24194c651f5b64f370adc5e2eab47c3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ee955b10fe2a284916c5e1d1bb95de4e" table:default-cell-style-name="Default"/>
        <table:table-column table:style-name="odsStyleTableColumn-beb45e992e8fcfa1c8b969427b84fa52" table:default-cell-style-name="Default"/>
        <table:table-column table:style-name="odsStyleTableColumn-4bcf2f8b8d6c0af2887af257dc6a2fd7" table:default-cell-style-name="Default"/>
        <table:table-column table:style-name="odsStyleTableColumn-4bcf2f8b8d6c0af2887af257dc6a2fd7" table:default-cell-style-name="Default"/>
        <table:table-column table:style-name="odsStyleTableColumn-4bcf2f8b8d6c0af2887af257dc6a2fd7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0542d039d5b70103c838fca55c32ca62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7ba7c481ed9bdf0c1df8fae03c29fcde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7ba7c481ed9bdf0c1df8fae03c29fcde" table:number-columns-spanned="5" table:number-rows-spanned="1" office:value-type="string">
            <text:p>TABLA No. 72-24</text:p>
          </table:table-cell>
          <table:covered-table-cell table:number-columns-repeated="4"/>
        </table:table-row>
        <table:table-row table:style-name="ro1">
          <table:table-cell table:style-name="odsStyleTableCell-7ba7c481ed9bdf0c1df8fae03c29fcde" table:number-columns-spanned="5" table:number-rows-spanned="1" office:value-type="string">
            <text:p>TABLA DE COTIZACIONES DEL 16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7ba7c481ed9bdf0c1df8fae03c29fcde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586336c5245540f42d1cd3e52212eaf4" office:value-type="string">
            <text:p>PAIS</text:p>
          </table:table-cell>
          <table:table-cell table:style-name="odsStyleTableCell-586336c5245540f42d1cd3e52212eaf4" office:value-type="string">
            <text:p>UNIDAD MONETARIA</text:p>
          </table:table-cell>
          <table:table-cell table:style-name="odsStyleTableCell-586336c5245540f42d1cd3e52212eaf4" office:value-type="string">
            <text:p>MONEDA</text:p>
          </table:table-cell>
          <table:table-cell table:style-name="odsStyleTableCell-586336c5245540f42d1cd3e52212eaf4" office:value-type="string">
            <text:p>TIPO DE CAMBIO EN Bs POR UNIDAD DE MONEDA EXTRANJERA</text:p>
          </table:table-cell>
          <table:table-cell table:style-name="odsStyleTableCell-586336c5245540f42d1cd3e52212eaf4" office:value-type="string">
            <text:p>TIPO DE CAMBIO EN M.E.</text:p>
          </table:table-cell>
        </table:table-row>
        <table:table-row table:style-name="ro1">
          <table:table-cell table:style-name="odsStyleTableCell-ff5ea3ad1a1c29d4bf7e0831c970030d" office:value-type="string">
            <text:p>ESTADOS UNIDOS</text:p>
          </table:table-cell>
          <table:table-cell table:style-name="odsStyleTableCell-ff5ea3ad1a1c29d4bf7e0831c970030d" office:value-type="string">
            <text:p>DOLAR VENTA</text:p>
          </table:table-cell>
          <table:table-cell table:style-name="odsStyleTableCell-ff5ea3ad1a1c29d4bf7e0831c970030d" office:value-type="string">
            <text:p>USD.VENTA</text:p>
          </table:table-cell>
          <table:table-cell table:style-name="odsStyleTableCell-1326cc9de3d730d8827e984a3593195e" office:value-type="string">
            <text:p>6.96000</text:p>
          </table:table-cell>
          <table:table-cell table:style-name="odsStyleTableCell-1326cc9de3d730d8827e984a3593195e" office:value-type="string">
            <text:p/>
          </table:table-cell>
        </table:table-row>
        <table:table-row table:style-name="ro1">
          <table:table-cell table:style-name="odsStyleTableCell-ff5ea3ad1a1c29d4bf7e0831c970030d" office:value-type="string">
            <text:p>ESTADOS UNIDOS</text:p>
          </table:table-cell>
          <table:table-cell table:style-name="odsStyleTableCell-ff5ea3ad1a1c29d4bf7e0831c970030d" office:value-type="string">
            <text:p>DOLAR COMPRA</text:p>
          </table:table-cell>
          <table:table-cell table:style-name="odsStyleTableCell-ff5ea3ad1a1c29d4bf7e0831c970030d" office:value-type="string">
            <text:p>USD.COMPRA</text:p>
          </table:table-cell>
          <table:table-cell table:style-name="odsStyleTableCell-1326cc9de3d730d8827e984a3593195e" office:value-type="string">
            <text:p>6.86000</text:p>
          </table:table-cell>
          <table:table-cell table:style-name="odsStyleTableCell-1326cc9de3d730d8827e984a3593195e" office:value-type="string">
            <text:p/>
          </table:table-cell>
        </table:table-row>
        <table:table-row table:style-name="ro1">
          <table:table-cell table:style-name="odsStyleTableCell-ff5ea3ad1a1c29d4bf7e0831c970030d" office:value-type="string">
            <text:p>UNION EUROPEA</text:p>
          </table:table-cell>
          <table:table-cell table:style-name="odsStyleTableCell-ff5ea3ad1a1c29d4bf7e0831c970030d" office:value-type="string">
            <text:p>EURO</text:p>
          </table:table-cell>
          <table:table-cell table:style-name="odsStyleTableCell-ff5ea3ad1a1c29d4bf7e0831c970030d" office:value-type="string">
            <text:p>EUR</text:p>
          </table:table-cell>
          <table:table-cell table:style-name="odsStyleTableCell-1326cc9de3d730d8827e984a3593195e" office:value-type="string">
            <text:p>7.29081</text:p>
          </table:table-cell>
          <table:table-cell table:style-name="odsStyleTableCell-1326cc9de3d730d8827e984a3593195e" office:value-type="string">
            <text:p>0.94091</text:p>
          </table:table-cell>
        </table:table-row>
        <table:table-row table:style-name="ro1">
          <table:table-cell table:style-name="odsStyleTableCell-ff5ea3ad1a1c29d4bf7e0831c970030d" office:value-type="string">
            <text:p>JAPON</text:p>
          </table:table-cell>
          <table:table-cell table:style-name="odsStyleTableCell-ff5ea3ad1a1c29d4bf7e0831c970030d" office:value-type="string">
            <text:p>YEN</text:p>
          </table:table-cell>
          <table:table-cell table:style-name="odsStyleTableCell-ff5ea3ad1a1c29d4bf7e0831c970030d" office:value-type="string">
            <text:p>JPY</text:p>
          </table:table-cell>
          <table:table-cell table:style-name="odsStyleTableCell-1326cc9de3d730d8827e984a3593195e" office:value-type="string">
            <text:p>0.04449</text:p>
          </table:table-cell>
          <table:table-cell table:style-name="odsStyleTableCell-1326cc9de3d730d8827e984a3593195e" office:value-type="string">
            <text:p>154.18000</text:p>
          </table:table-cell>
        </table:table-row>
        <table:table-row table:style-name="ro1">
          <table:table-cell table:style-name="odsStyleTableCell-ff5ea3ad1a1c29d4bf7e0831c970030d" office:value-type="string">
            <text:p>ARABIA SAUDITA</text:p>
          </table:table-cell>
          <table:table-cell table:style-name="odsStyleTableCell-ff5ea3ad1a1c29d4bf7e0831c970030d" office:value-type="string">
            <text:p>RIYAL SAUDÍ</text:p>
          </table:table-cell>
          <table:table-cell table:style-name="odsStyleTableCell-ff5ea3ad1a1c29d4bf7e0831c970030d" office:value-type="string">
            <text:p>SAR</text:p>
          </table:table-cell>
          <table:table-cell table:style-name="odsStyleTableCell-1326cc9de3d730d8827e984a3593195e" office:value-type="string">
            <text:p>1.82875</text:p>
          </table:table-cell>
          <table:table-cell table:style-name="odsStyleTableCell-1326cc9de3d730d8827e984a3593195e" office:value-type="string">
            <text:p>3.75120</text:p>
          </table:table-cell>
        </table:table-row>
        <table:table-row table:style-name="ro1">
          <table:table-cell table:style-name="odsStyleTableCell-ff5ea3ad1a1c29d4bf7e0831c970030d" office:value-type="string">
            <text:p>ARGELIA</text:p>
          </table:table-cell>
          <table:table-cell table:style-name="odsStyleTableCell-ff5ea3ad1a1c29d4bf7e0831c970030d" office:value-type="string">
            <text:p>DINAR ARGELINO</text:p>
          </table:table-cell>
          <table:table-cell table:style-name="odsStyleTableCell-ff5ea3ad1a1c29d4bf7e0831c970030d" office:value-type="string">
            <text:p>DZD</text:p>
          </table:table-cell>
          <table:table-cell table:style-name="odsStyleTableCell-1326cc9de3d730d8827e984a3593195e" office:value-type="string">
            <text:p>0.05098</text:p>
          </table:table-cell>
          <table:table-cell table:style-name="odsStyleTableCell-1326cc9de3d730d8827e984a3593195e" office:value-type="string">
            <text:p>134.56840</text:p>
          </table:table-cell>
        </table:table-row>
        <table:table-row table:style-name="ro1">
          <table:table-cell table:style-name="odsStyleTableCell-ff5ea3ad1a1c29d4bf7e0831c970030d" office:value-type="string">
            <text:p>ARGENTINA</text:p>
          </table:table-cell>
          <table:table-cell table:style-name="odsStyleTableCell-ff5ea3ad1a1c29d4bf7e0831c970030d" office:value-type="string">
            <text:p>PESO</text:p>
          </table:table-cell>
          <table:table-cell table:style-name="odsStyleTableCell-ff5ea3ad1a1c29d4bf7e0831c970030d" office:value-type="string">
            <text:p>ARS</text:p>
          </table:table-cell>
          <table:table-cell table:style-name="odsStyleTableCell-1326cc9de3d730d8827e984a3593195e" office:value-type="string">
            <text:p>0.00790</text:p>
          </table:table-cell>
          <table:table-cell table:style-name="odsStyleTableCell-1326cc9de3d730d8827e984a3593195e" office:value-type="string">
            <text:p>868.29270</text:p>
          </table:table-cell>
        </table:table-row>
        <table:table-row table:style-name="ro1">
          <table:table-cell table:style-name="odsStyleTableCell-ff5ea3ad1a1c29d4bf7e0831c970030d" office:value-type="string">
            <text:p>AUSTRALIA</text:p>
          </table:table-cell>
          <table:table-cell table:style-name="odsStyleTableCell-ff5ea3ad1a1c29d4bf7e0831c970030d" office:value-type="string">
            <text:p>DÓLAR</text:p>
          </table:table-cell>
          <table:table-cell table:style-name="odsStyleTableCell-ff5ea3ad1a1c29d4bf7e0831c970030d" office:value-type="string">
            <text:p>AUD</text:p>
          </table:table-cell>
          <table:table-cell table:style-name="odsStyleTableCell-1326cc9de3d730d8827e984a3593195e" office:value-type="string">
            <text:p>4.42196</text:p>
          </table:table-cell>
          <table:table-cell table:style-name="odsStyleTableCell-1326cc9de3d730d8827e984a3593195e" office:value-type="string">
            <text:p>1.55135</text:p>
          </table:table-cell>
        </table:table-row>
        <table:table-row table:style-name="ro1">
          <table:table-cell table:style-name="odsStyleTableCell-ff5ea3ad1a1c29d4bf7e0831c970030d" office:value-type="string">
            <text:p>BRASIL</text:p>
          </table:table-cell>
          <table:table-cell table:style-name="odsStyleTableCell-ff5ea3ad1a1c29d4bf7e0831c970030d" office:value-type="string">
            <text:p>REAL</text:p>
          </table:table-cell>
          <table:table-cell table:style-name="odsStyleTableCell-ff5ea3ad1a1c29d4bf7e0831c970030d" office:value-type="string">
            <text:p>BRL</text:p>
          </table:table-cell>
          <table:table-cell table:style-name="odsStyleTableCell-1326cc9de3d730d8827e984a3593195e" office:value-type="string">
            <text:p>1.32236</text:p>
          </table:table-cell>
          <table:table-cell table:style-name="odsStyleTableCell-1326cc9de3d730d8827e984a3593195e" office:value-type="string">
            <text:p>5.18770</text:p>
          </table:table-cell>
        </table:table-row>
        <table:table-row table:style-name="ro1">
          <table:table-cell table:style-name="odsStyleTableCell-ff5ea3ad1a1c29d4bf7e0831c970030d" office:value-type="string">
            <text:p>CANADA</text:p>
          </table:table-cell>
          <table:table-cell table:style-name="odsStyleTableCell-ff5ea3ad1a1c29d4bf7e0831c970030d" office:value-type="string">
            <text:p>DÓLAR</text:p>
          </table:table-cell>
          <table:table-cell table:style-name="odsStyleTableCell-ff5ea3ad1a1c29d4bf7e0831c970030d" office:value-type="string">
            <text:p>CAD</text:p>
          </table:table-cell>
          <table:table-cell table:style-name="odsStyleTableCell-1326cc9de3d730d8827e984a3593195e" office:value-type="string">
            <text:p>4.97859</text:p>
          </table:table-cell>
          <table:table-cell table:style-name="odsStyleTableCell-1326cc9de3d730d8827e984a3593195e" office:value-type="string">
            <text:p>1.37790</text:p>
          </table:table-cell>
        </table:table-row>
        <table:table-row table:style-name="ro1">
          <table:table-cell table:style-name="odsStyleTableCell-ff5ea3ad1a1c29d4bf7e0831c970030d" office:value-type="string">
            <text:p>CHILE</text:p>
          </table:table-cell>
          <table:table-cell table:style-name="odsStyleTableCell-ff5ea3ad1a1c29d4bf7e0831c970030d" office:value-type="string">
            <text:p>PESO</text:p>
          </table:table-cell>
          <table:table-cell table:style-name="odsStyleTableCell-ff5ea3ad1a1c29d4bf7e0831c970030d" office:value-type="string">
            <text:p>CLP</text:p>
          </table:table-cell>
          <table:table-cell table:style-name="odsStyleTableCell-1326cc9de3d730d8827e984a3593195e" office:value-type="string">
            <text:p>0.00701</text:p>
          </table:table-cell>
          <table:table-cell table:style-name="odsStyleTableCell-1326cc9de3d730d8827e984a3593195e" office:value-type="string">
            <text:p>978.77000</text:p>
          </table:table-cell>
        </table:table-row>
        <table:table-row table:style-name="ro1">
          <table:table-cell table:style-name="odsStyleTableCell-ff5ea3ad1a1c29d4bf7e0831c970030d" office:value-type="string">
            <text:p>COLOMBIA</text:p>
          </table:table-cell>
          <table:table-cell table:style-name="odsStyleTableCell-ff5ea3ad1a1c29d4bf7e0831c970030d" office:value-type="string">
            <text:p>PESO</text:p>
          </table:table-cell>
          <table:table-cell table:style-name="odsStyleTableCell-ff5ea3ad1a1c29d4bf7e0831c970030d" office:value-type="string">
            <text:p>COP</text:p>
          </table:table-cell>
          <table:table-cell table:style-name="odsStyleTableCell-1326cc9de3d730d8827e984a3593195e" office:value-type="string">
            <text:p>0.00176</text:p>
          </table:table-cell>
          <table:table-cell table:style-name="odsStyleTableCell-1326cc9de3d730d8827e984a3593195e" office:value-type="string">
            <text:p>3,908.77000</text:p>
          </table:table-cell>
        </table:table-row>
        <table:table-row table:style-name="ro1">
          <table:table-cell table:style-name="odsStyleTableCell-ff5ea3ad1a1c29d4bf7e0831c970030d" office:value-type="string">
            <text:p>COREA DEL SUR</text:p>
          </table:table-cell>
          <table:table-cell table:style-name="odsStyleTableCell-ff5ea3ad1a1c29d4bf7e0831c970030d" office:value-type="string">
            <text:p>WON</text:p>
          </table:table-cell>
          <table:table-cell table:style-name="odsStyleTableCell-ff5ea3ad1a1c29d4bf7e0831c970030d" office:value-type="string">
            <text:p>KRW</text:p>
          </table:table-cell>
          <table:table-cell table:style-name="odsStyleTableCell-1326cc9de3d730d8827e984a3593195e" office:value-type="string">
            <text:p>0.00496</text:p>
          </table:table-cell>
          <table:table-cell table:style-name="odsStyleTableCell-1326cc9de3d730d8827e984a3593195e" office:value-type="string">
            <text:p>1,384.05000</text:p>
          </table:table-cell>
        </table:table-row>
        <table:table-row table:style-name="ro1">
          <table:table-cell table:style-name="odsStyleTableCell-ff5ea3ad1a1c29d4bf7e0831c970030d" office:value-type="string">
            <text:p>COSTA RICA</text:p>
          </table:table-cell>
          <table:table-cell table:style-name="odsStyleTableCell-ff5ea3ad1a1c29d4bf7e0831c970030d" office:value-type="string">
            <text:p>COLON COSTARRICENSE</text:p>
          </table:table-cell>
          <table:table-cell table:style-name="odsStyleTableCell-ff5ea3ad1a1c29d4bf7e0831c970030d" office:value-type="string">
            <text:p>CRC</text:p>
          </table:table-cell>
          <table:table-cell table:style-name="odsStyleTableCell-1326cc9de3d730d8827e984a3593195e" office:value-type="string">
            <text:p>0.01366</text:p>
          </table:table-cell>
          <table:table-cell table:style-name="odsStyleTableCell-1326cc9de3d730d8827e984a3593195e" office:value-type="string">
            <text:p>502.09000</text:p>
          </table:table-cell>
        </table:table-row>
        <table:table-row table:style-name="ro1">
          <table:table-cell table:style-name="odsStyleTableCell-ff5ea3ad1a1c29d4bf7e0831c970030d" office:value-type="string">
            <text:p>REPUBLICA CHECA</text:p>
          </table:table-cell>
          <table:table-cell table:style-name="odsStyleTableCell-ff5ea3ad1a1c29d4bf7e0831c970030d" office:value-type="string">
            <text:p>CORONA CHECA</text:p>
          </table:table-cell>
          <table:table-cell table:style-name="odsStyleTableCell-ff5ea3ad1a1c29d4bf7e0831c970030d" office:value-type="string">
            <text:p>CZK</text:p>
          </table:table-cell>
          <table:table-cell table:style-name="odsStyleTableCell-1326cc9de3d730d8827e984a3593195e" office:value-type="string">
            <text:p>0.28816</text:p>
          </table:table-cell>
          <table:table-cell table:style-name="odsStyleTableCell-1326cc9de3d730d8827e984a3593195e" office:value-type="string">
            <text:p>23.80630</text:p>
          </table:table-cell>
        </table:table-row>
        <table:table-row table:style-name="ro1">
          <table:table-cell table:style-name="odsStyleTableCell-ff5ea3ad1a1c29d4bf7e0831c970030d" office:value-type="string">
            <text:p>DINAMARCA</text:p>
          </table:table-cell>
          <table:table-cell table:style-name="odsStyleTableCell-ff5ea3ad1a1c29d4bf7e0831c970030d" office:value-type="string">
            <text:p>CORONA</text:p>
          </table:table-cell>
          <table:table-cell table:style-name="odsStyleTableCell-ff5ea3ad1a1c29d4bf7e0831c970030d" office:value-type="string">
            <text:p>DKK</text:p>
          </table:table-cell>
          <table:table-cell table:style-name="odsStyleTableCell-1326cc9de3d730d8827e984a3593195e" office:value-type="string">
            <text:p>0.97725</text:p>
          </table:table-cell>
          <table:table-cell table:style-name="odsStyleTableCell-1326cc9de3d730d8827e984a3593195e" office:value-type="string">
            <text:p>7.01970</text:p>
          </table:table-cell>
        </table:table-row>
        <table:table-row table:style-name="ro1">
          <table:table-cell table:style-name="odsStyleTableCell-ff5ea3ad1a1c29d4bf7e0831c970030d" office:value-type="string">
            <text:p>ECUADOR</text:p>
          </table:table-cell>
          <table:table-cell table:style-name="odsStyleTableCell-ff5ea3ad1a1c29d4bf7e0831c970030d" office:value-type="string">
            <text:p>DÓLAR</text:p>
          </table:table-cell>
          <table:table-cell table:style-name="odsStyleTableCell-ff5ea3ad1a1c29d4bf7e0831c970030d" office:value-type="string">
            <text:p>USD</text:p>
          </table:table-cell>
          <table:table-cell table:style-name="odsStyleTableCell-1326cc9de3d730d8827e984a3593195e" office:value-type="string">
            <text:p>6.86000</text:p>
          </table:table-cell>
          <table:table-cell table:style-name="odsStyleTableCell-1326cc9de3d730d8827e984a3593195e" office:value-type="string">
            <text:p>1.00000</text:p>
          </table:table-cell>
        </table:table-row>
        <table:table-row table:style-name="ro1">
          <table:table-cell table:style-name="odsStyleTableCell-ff5ea3ad1a1c29d4bf7e0831c970030d" office:value-type="string">
            <text:p>EMIRATOS ARABES</text:p>
          </table:table-cell>
          <table:table-cell table:style-name="odsStyleTableCell-ff5ea3ad1a1c29d4bf7e0831c970030d" office:value-type="string">
            <text:p>DIRHAM</text:p>
          </table:table-cell>
          <table:table-cell table:style-name="odsStyleTableCell-ff5ea3ad1a1c29d4bf7e0831c970030d" office:value-type="string">
            <text:p>AED</text:p>
          </table:table-cell>
          <table:table-cell table:style-name="odsStyleTableCell-1326cc9de3d730d8827e984a3593195e" office:value-type="string">
            <text:p>1.86794</text:p>
          </table:table-cell>
          <table:table-cell table:style-name="odsStyleTableCell-1326cc9de3d730d8827e984a3593195e" office:value-type="string">
            <text:p>3.67250</text:p>
          </table:table-cell>
        </table:table-row>
        <table:table-row table:style-name="ro1">
          <table:table-cell table:style-name="odsStyleTableCell-ff5ea3ad1a1c29d4bf7e0831c970030d" office:value-type="string">
            <text:p>FILIPINAS</text:p>
          </table:table-cell>
          <table:table-cell table:style-name="odsStyleTableCell-ff5ea3ad1a1c29d4bf7e0831c970030d" office:value-type="string">
            <text:p>PESO FILIPINO</text:p>
          </table:table-cell>
          <table:table-cell table:style-name="odsStyleTableCell-ff5ea3ad1a1c29d4bf7e0831c970030d" office:value-type="string">
            <text:p>PHP</text:p>
          </table:table-cell>
          <table:table-cell table:style-name="odsStyleTableCell-1326cc9de3d730d8827e984a3593195e" office:value-type="string">
            <text:p>0.12073</text:p>
          </table:table-cell>
          <table:table-cell table:style-name="odsStyleTableCell-1326cc9de3d730d8827e984a3593195e" office:value-type="string">
            <text:p>56.82000</text:p>
          </table:table-cell>
        </table:table-row>
        <table:table-row table:style-name="ro1">
          <table:table-cell table:style-name="odsStyleTableCell-ff5ea3ad1a1c29d4bf7e0831c970030d" office:value-type="string">
            <text:p>HAITÍ</text:p>
          </table:table-cell>
          <table:table-cell table:style-name="odsStyleTableCell-ff5ea3ad1a1c29d4bf7e0831c970030d" office:value-type="string">
            <text:p>GOURDE</text:p>
          </table:table-cell>
          <table:table-cell table:style-name="odsStyleTableCell-ff5ea3ad1a1c29d4bf7e0831c970030d" office:value-type="string">
            <text:p>HTG</text:p>
          </table:table-cell>
          <table:table-cell table:style-name="odsStyleTableCell-1326cc9de3d730d8827e984a3593195e" office:value-type="string">
            <text:p>0.05191</text:p>
          </table:table-cell>
          <table:table-cell table:style-name="odsStyleTableCell-1326cc9de3d730d8827e984a3593195e" office:value-type="string">
            <text:p>132.15290</text:p>
          </table:table-cell>
        </table:table-row>
        <table:table-row table:style-name="ro1">
          <table:table-cell table:style-name="odsStyleTableCell-ff5ea3ad1a1c29d4bf7e0831c970030d" office:value-type="string">
            <text:p>HONG KONG</text:p>
          </table:table-cell>
          <table:table-cell table:style-name="odsStyleTableCell-ff5ea3ad1a1c29d4bf7e0831c970030d" office:value-type="string">
            <text:p>DÓLAR</text:p>
          </table:table-cell>
          <table:table-cell table:style-name="odsStyleTableCell-ff5ea3ad1a1c29d4bf7e0831c970030d" office:value-type="string">
            <text:p>HKD</text:p>
          </table:table-cell>
          <table:table-cell table:style-name="odsStyleTableCell-1326cc9de3d730d8827e984a3593195e" office:value-type="string">
            <text:p>0.87621</text:p>
          </table:table-cell>
          <table:table-cell table:style-name="odsStyleTableCell-1326cc9de3d730d8827e984a3593195e" office:value-type="string">
            <text:p>7.82920</text:p>
          </table:table-cell>
        </table:table-row>
        <table:table-row table:style-name="ro1">
          <table:table-cell table:style-name="odsStyleTableCell-ff5ea3ad1a1c29d4bf7e0831c970030d" office:value-type="string">
            <text:p>INDIA</text:p>
          </table:table-cell>
          <table:table-cell table:style-name="odsStyleTableCell-ff5ea3ad1a1c29d4bf7e0831c970030d" office:value-type="string">
            <text:p>RUPIA</text:p>
          </table:table-cell>
          <table:table-cell table:style-name="odsStyleTableCell-ff5ea3ad1a1c29d4bf7e0831c970030d" office:value-type="string">
            <text:p>INR</text:p>
          </table:table-cell>
          <table:table-cell table:style-name="odsStyleTableCell-1326cc9de3d730d8827e984a3593195e" office:value-type="string">
            <text:p>0.08220</text:p>
          </table:table-cell>
          <table:table-cell table:style-name="odsStyleTableCell-1326cc9de3d730d8827e984a3593195e" office:value-type="string">
            <text:p>83.45000</text:p>
          </table:table-cell>
        </table:table-row>
        <table:table-row table:style-name="ro1">
          <table:table-cell table:style-name="odsStyleTableCell-ff5ea3ad1a1c29d4bf7e0831c970030d" office:value-type="string">
            <text:p>INDONESIA</text:p>
          </table:table-cell>
          <table:table-cell table:style-name="odsStyleTableCell-ff5ea3ad1a1c29d4bf7e0831c970030d" office:value-type="string">
            <text:p>RUPIA INDONESIA</text:p>
          </table:table-cell>
          <table:table-cell table:style-name="odsStyleTableCell-ff5ea3ad1a1c29d4bf7e0831c970030d" office:value-type="string">
            <text:p>IDR</text:p>
          </table:table-cell>
          <table:table-cell table:style-name="odsStyleTableCell-1326cc9de3d730d8827e984a3593195e" office:value-type="string">
            <text:p>0.00043</text:p>
          </table:table-cell>
          <table:table-cell table:style-name="odsStyleTableCell-1326cc9de3d730d8827e984a3593195e" office:value-type="string">
            <text:p>15,845.00000</text:p>
          </table:table-cell>
        </table:table-row>
        <table:table-row table:style-name="ro1">
          <table:table-cell table:style-name="odsStyleTableCell-ff5ea3ad1a1c29d4bf7e0831c970030d" office:value-type="string">
            <text:p>ISRAEL</text:p>
          </table:table-cell>
          <table:table-cell table:style-name="odsStyleTableCell-ff5ea3ad1a1c29d4bf7e0831c970030d" office:value-type="string">
            <text:p>NUEVO SÉQUEL</text:p>
          </table:table-cell>
          <table:table-cell table:style-name="odsStyleTableCell-ff5ea3ad1a1c29d4bf7e0831c970030d" office:value-type="string">
            <text:p>ILS</text:p>
          </table:table-cell>
          <table:table-cell table:style-name="odsStyleTableCell-1326cc9de3d730d8827e984a3593195e" office:value-type="string">
            <text:p>1.83324</text:p>
          </table:table-cell>
          <table:table-cell table:style-name="odsStyleTableCell-1326cc9de3d730d8827e984a3593195e" office:value-type="string">
            <text:p>3.74200</text:p>
          </table:table-cell>
        </table:table-row>
        <table:table-row table:style-name="ro1">
          <table:table-cell table:style-name="odsStyleTableCell-ff5ea3ad1a1c29d4bf7e0831c970030d" office:value-type="string">
            <text:p>MALASIA</text:p>
          </table:table-cell>
          <table:table-cell table:style-name="odsStyleTableCell-ff5ea3ad1a1c29d4bf7e0831c970030d" office:value-type="string">
            <text:p>RINGGIT MALAYO</text:p>
          </table:table-cell>
          <table:table-cell table:style-name="odsStyleTableCell-ff5ea3ad1a1c29d4bf7e0831c970030d" office:value-type="string">
            <text:p>MYR</text:p>
          </table:table-cell>
          <table:table-cell table:style-name="odsStyleTableCell-1326cc9de3d730d8827e984a3593195e" office:value-type="string">
            <text:p>1.43515</text:p>
          </table:table-cell>
          <table:table-cell table:style-name="odsStyleTableCell-1326cc9de3d730d8827e984a3593195e" office:value-type="string">
            <text:p>4.78000</text:p>
          </table:table-cell>
        </table:table-row>
        <table:table-row table:style-name="ro1">
          <table:table-cell table:style-name="odsStyleTableCell-ff5ea3ad1a1c29d4bf7e0831c970030d" office:value-type="string">
            <text:p>MEXICO</text:p>
          </table:table-cell>
          <table:table-cell table:style-name="odsStyleTableCell-ff5ea3ad1a1c29d4bf7e0831c970030d" office:value-type="string">
            <text:p>PESO</text:p>
          </table:table-cell>
          <table:table-cell table:style-name="odsStyleTableCell-ff5ea3ad1a1c29d4bf7e0831c970030d" office:value-type="string">
            <text:p>MXN</text:p>
          </table:table-cell>
          <table:table-cell table:style-name="odsStyleTableCell-1326cc9de3d730d8827e984a3593195e" office:value-type="string">
            <text:p>0.41031</text:p>
          </table:table-cell>
          <table:table-cell table:style-name="odsStyleTableCell-1326cc9de3d730d8827e984a3593195e" office:value-type="string">
            <text:p>16.71900</text:p>
          </table:table-cell>
        </table:table-row>
        <table:table-row table:style-name="ro1">
          <table:table-cell table:style-name="odsStyleTableCell-ff5ea3ad1a1c29d4bf7e0831c970030d" office:value-type="string">
            <text:p>NORUEGA</text:p>
          </table:table-cell>
          <table:table-cell table:style-name="odsStyleTableCell-ff5ea3ad1a1c29d4bf7e0831c970030d" office:value-type="string">
            <text:p>CORONA</text:p>
          </table:table-cell>
          <table:table-cell table:style-name="odsStyleTableCell-ff5ea3ad1a1c29d4bf7e0831c970030d" office:value-type="string">
            <text:p>NOK</text:p>
          </table:table-cell>
          <table:table-cell table:style-name="odsStyleTableCell-1326cc9de3d730d8827e984a3593195e" office:value-type="string">
            <text:p>0.62636</text:p>
          </table:table-cell>
          <table:table-cell table:style-name="odsStyleTableCell-1326cc9de3d730d8827e984a3593195e" office:value-type="string">
            <text:p>10.95220</text:p>
          </table:table-cell>
        </table:table-row>
        <table:table-row table:style-name="ro1">
          <table:table-cell table:style-name="odsStyleTableCell-ff5ea3ad1a1c29d4bf7e0831c970030d" office:value-type="string">
            <text:p>PANAMÁ</text:p>
          </table:table-cell>
          <table:table-cell table:style-name="odsStyleTableCell-ff5ea3ad1a1c29d4bf7e0831c970030d" office:value-type="string">
            <text:p>BALBOA</text:p>
          </table:table-cell>
          <table:table-cell table:style-name="odsStyleTableCell-ff5ea3ad1a1c29d4bf7e0831c970030d" office:value-type="string">
            <text:p>PAB</text:p>
          </table:table-cell>
          <table:table-cell table:style-name="odsStyleTableCell-1326cc9de3d730d8827e984a3593195e" office:value-type="string">
            <text:p>6.86000</text:p>
          </table:table-cell>
          <table:table-cell table:style-name="odsStyleTableCell-1326cc9de3d730d8827e984a3593195e" office:value-type="string">
            <text:p>1.00000</text:p>
          </table:table-cell>
        </table:table-row>
        <table:table-row table:style-name="ro1">
          <table:table-cell table:style-name="odsStyleTableCell-ff5ea3ad1a1c29d4bf7e0831c970030d" office:value-type="string">
            <text:p>PARAGUAY</text:p>
          </table:table-cell>
          <table:table-cell table:style-name="odsStyleTableCell-ff5ea3ad1a1c29d4bf7e0831c970030d" office:value-type="string">
            <text:p>GUARANI</text:p>
          </table:table-cell>
          <table:table-cell table:style-name="odsStyleTableCell-ff5ea3ad1a1c29d4bf7e0831c970030d" office:value-type="string">
            <text:p>PYG</text:p>
          </table:table-cell>
          <table:table-cell table:style-name="odsStyleTableCell-1326cc9de3d730d8827e984a3593195e" office:value-type="string">
            <text:p>0.00093</text:p>
          </table:table-cell>
          <table:table-cell table:style-name="odsStyleTableCell-1326cc9de3d730d8827e984a3593195e" office:value-type="string">
            <text:p>7,402.60000</text:p>
          </table:table-cell>
        </table:table-row>
        <table:table-row table:style-name="ro1">
          <table:table-cell table:style-name="odsStyleTableCell-ff5ea3ad1a1c29d4bf7e0831c970030d" office:value-type="string">
            <text:p>PERU</text:p>
          </table:table-cell>
          <table:table-cell table:style-name="odsStyleTableCell-ff5ea3ad1a1c29d4bf7e0831c970030d" office:value-type="string">
            <text:p>NUEVO SOL</text:p>
          </table:table-cell>
          <table:table-cell table:style-name="odsStyleTableCell-ff5ea3ad1a1c29d4bf7e0831c970030d" office:value-type="string">
            <text:p>PEN</text:p>
          </table:table-cell>
          <table:table-cell table:style-name="odsStyleTableCell-1326cc9de3d730d8827e984a3593195e" office:value-type="string">
            <text:p>1.84062</text:p>
          </table:table-cell>
          <table:table-cell table:style-name="odsStyleTableCell-1326cc9de3d730d8827e984a3593195e" office:value-type="string">
            <text:p>3.72700</text:p>
          </table:table-cell>
        </table:table-row>
        <table:table-row table:style-name="ro1">
          <table:table-cell table:style-name="odsStyleTableCell-ff5ea3ad1a1c29d4bf7e0831c970030d" office:value-type="string">
            <text:p>REINO UNIDO</text:p>
          </table:table-cell>
          <table:table-cell table:style-name="odsStyleTableCell-ff5ea3ad1a1c29d4bf7e0831c970030d" office:value-type="string">
            <text:p>LIBRA</text:p>
          </table:table-cell>
          <table:table-cell table:style-name="odsStyleTableCell-ff5ea3ad1a1c29d4bf7e0831c970030d" office:value-type="string">
            <text:p>GBP</text:p>
          </table:table-cell>
          <table:table-cell table:style-name="odsStyleTableCell-1326cc9de3d730d8827e984a3593195e" office:value-type="string">
            <text:p>8.53659</text:p>
          </table:table-cell>
          <table:table-cell table:style-name="odsStyleTableCell-1326cc9de3d730d8827e984a3593195e" office:value-type="string">
            <text:p>0.80360</text:p>
          </table:table-cell>
        </table:table-row>
        <table:table-row table:style-name="ro1">
          <table:table-cell table:style-name="odsStyleTableCell-ff5ea3ad1a1c29d4bf7e0831c970030d" office:value-type="string">
            <text:p>REPÚBLICA DOMINICANA</text:p>
          </table:table-cell>
          <table:table-cell table:style-name="odsStyleTableCell-ff5ea3ad1a1c29d4bf7e0831c970030d" office:value-type="string">
            <text:p>PESO DOMINICANO</text:p>
          </table:table-cell>
          <table:table-cell table:style-name="odsStyleTableCell-ff5ea3ad1a1c29d4bf7e0831c970030d" office:value-type="string">
            <text:p>DOP</text:p>
          </table:table-cell>
          <table:table-cell table:style-name="odsStyleTableCell-1326cc9de3d730d8827e984a3593195e" office:value-type="string">
            <text:p>0.11577</text:p>
          </table:table-cell>
          <table:table-cell table:style-name="odsStyleTableCell-1326cc9de3d730d8827e984a3593195e" office:value-type="string">
            <text:p>59.25500</text:p>
          </table:table-cell>
        </table:table-row>
        <table:table-row table:style-name="ro1">
          <table:table-cell table:style-name="odsStyleTableCell-ff5ea3ad1a1c29d4bf7e0831c970030d" office:value-type="string">
            <text:p>REP.POPULAR CHINA</text:p>
          </table:table-cell>
          <table:table-cell table:style-name="odsStyleTableCell-ff5ea3ad1a1c29d4bf7e0831c970030d" office:value-type="string">
            <text:p>YUAN RENMINBI OFFSHORE</text:p>
          </table:table-cell>
          <table:table-cell table:style-name="odsStyleTableCell-ff5ea3ad1a1c29d4bf7e0831c970030d" office:value-type="string">
            <text:p>CNH</text:p>
          </table:table-cell>
          <table:table-cell table:style-name="odsStyleTableCell-1326cc9de3d730d8827e984a3593195e" office:value-type="string">
            <text:p>0.94497</text:p>
          </table:table-cell>
          <table:table-cell table:style-name="odsStyleTableCell-1326cc9de3d730d8827e984a3593195e" office:value-type="string">
            <text:p>7.25950</text:p>
          </table:table-cell>
        </table:table-row>
        <table:table-row table:style-name="ro1">
          <table:table-cell table:style-name="odsStyleTableCell-ff5ea3ad1a1c29d4bf7e0831c970030d" office:value-type="string">
            <text:p>RUSIA</text:p>
          </table:table-cell>
          <table:table-cell table:style-name="odsStyleTableCell-ff5ea3ad1a1c29d4bf7e0831c970030d" office:value-type="string">
            <text:p>RUBLO RUSO</text:p>
          </table:table-cell>
          <table:table-cell table:style-name="odsStyleTableCell-ff5ea3ad1a1c29d4bf7e0831c970030d" office:value-type="string">
            <text:p>RUB</text:p>
          </table:table-cell>
          <table:table-cell table:style-name="odsStyleTableCell-1326cc9de3d730d8827e984a3593195e" office:value-type="string">
            <text:p>0.07336</text:p>
          </table:table-cell>
          <table:table-cell table:style-name="odsStyleTableCell-1326cc9de3d730d8827e984a3593195e" office:value-type="string">
            <text:p>93.50660</text:p>
          </table:table-cell>
        </table:table-row>
        <table:table-row table:style-name="ro1">
          <table:table-cell table:style-name="odsStyleTableCell-ff5ea3ad1a1c29d4bf7e0831c970030d" office:value-type="string">
            <text:p>SINGAPUR</text:p>
          </table:table-cell>
          <table:table-cell table:style-name="odsStyleTableCell-ff5ea3ad1a1c29d4bf7e0831c970030d" office:value-type="string">
            <text:p>DÓLAR</text:p>
          </table:table-cell>
          <table:table-cell table:style-name="odsStyleTableCell-ff5ea3ad1a1c29d4bf7e0831c970030d" office:value-type="string">
            <text:p>SGD</text:p>
          </table:table-cell>
          <table:table-cell table:style-name="odsStyleTableCell-1326cc9de3d730d8827e984a3593195e" office:value-type="string">
            <text:p>5.03449</text:p>
          </table:table-cell>
          <table:table-cell table:style-name="odsStyleTableCell-1326cc9de3d730d8827e984a3593195e" office:value-type="string">
            <text:p>1.36260</text:p>
          </table:table-cell>
        </table:table-row>
        <table:table-row table:style-name="ro1">
          <table:table-cell table:style-name="odsStyleTableCell-ff5ea3ad1a1c29d4bf7e0831c970030d" office:value-type="string">
            <text:p>SUDÁFRICA</text:p>
          </table:table-cell>
          <table:table-cell table:style-name="odsStyleTableCell-ff5ea3ad1a1c29d4bf7e0831c970030d" office:value-type="string">
            <text:p>RAND</text:p>
          </table:table-cell>
          <table:table-cell table:style-name="odsStyleTableCell-ff5ea3ad1a1c29d4bf7e0831c970030d" office:value-type="string">
            <text:p>ZAR</text:p>
          </table:table-cell>
          <table:table-cell table:style-name="odsStyleTableCell-1326cc9de3d730d8827e984a3593195e" office:value-type="string">
            <text:p>0.36134</text:p>
          </table:table-cell>
          <table:table-cell table:style-name="odsStyleTableCell-1326cc9de3d730d8827e984a3593195e" office:value-type="string">
            <text:p>18.98480</text:p>
          </table:table-cell>
        </table:table-row>
        <table:table-row table:style-name="ro1">
          <table:table-cell table:style-name="odsStyleTableCell-ff5ea3ad1a1c29d4bf7e0831c970030d" office:value-type="string">
            <text:p>SUECIA</text:p>
          </table:table-cell>
          <table:table-cell table:style-name="odsStyleTableCell-ff5ea3ad1a1c29d4bf7e0831c970030d" office:value-type="string">
            <text:p>CORONA</text:p>
          </table:table-cell>
          <table:table-cell table:style-name="odsStyleTableCell-ff5ea3ad1a1c29d4bf7e0831c970030d" office:value-type="string">
            <text:p>SEK</text:p>
          </table:table-cell>
          <table:table-cell table:style-name="odsStyleTableCell-1326cc9de3d730d8827e984a3593195e" office:value-type="string">
            <text:p>0.62995</text:p>
          </table:table-cell>
          <table:table-cell table:style-name="odsStyleTableCell-1326cc9de3d730d8827e984a3593195e" office:value-type="string">
            <text:p>10.88980</text:p>
          </table:table-cell>
        </table:table-row>
        <table:table-row table:style-name="ro1">
          <table:table-cell table:style-name="odsStyleTableCell-ff5ea3ad1a1c29d4bf7e0831c970030d" office:value-type="string">
            <text:p>SUIZA</text:p>
          </table:table-cell>
          <table:table-cell table:style-name="odsStyleTableCell-ff5ea3ad1a1c29d4bf7e0831c970030d" office:value-type="string">
            <text:p>FRANCO</text:p>
          </table:table-cell>
          <table:table-cell table:style-name="odsStyleTableCell-ff5ea3ad1a1c29d4bf7e0831c970030d" office:value-type="string">
            <text:p>CHF</text:p>
          </table:table-cell>
          <table:table-cell table:style-name="odsStyleTableCell-1326cc9de3d730d8827e984a3593195e" office:value-type="string">
            <text:p>7.51534</text:p>
          </table:table-cell>
          <table:table-cell table:style-name="odsStyleTableCell-1326cc9de3d730d8827e984a3593195e" office:value-type="string">
            <text:p>0.91280</text:p>
          </table:table-cell>
        </table:table-row>
        <table:table-row table:style-name="ro1">
          <table:table-cell table:style-name="odsStyleTableCell-ff5ea3ad1a1c29d4bf7e0831c970030d" office:value-type="string">
            <text:p>TAILANDIA</text:p>
          </table:table-cell>
          <table:table-cell table:style-name="odsStyleTableCell-ff5ea3ad1a1c29d4bf7e0831c970030d" office:value-type="string">
            <text:p>THAI BAHT</text:p>
          </table:table-cell>
          <table:table-cell table:style-name="odsStyleTableCell-ff5ea3ad1a1c29d4bf7e0831c970030d" office:value-type="string">
            <text:p>THB</text:p>
          </table:table-cell>
          <table:table-cell table:style-name="odsStyleTableCell-1326cc9de3d730d8827e984a3593195e" office:value-type="string">
            <text:p>0.18657</text:p>
          </table:table-cell>
          <table:table-cell table:style-name="odsStyleTableCell-1326cc9de3d730d8827e984a3593195e" office:value-type="string">
            <text:p>36.76900</text:p>
          </table:table-cell>
        </table:table-row>
        <table:table-row table:style-name="ro1">
          <table:table-cell table:style-name="odsStyleTableCell-ff5ea3ad1a1c29d4bf7e0831c970030d" office:value-type="string">
            <text:p>TAIWAN</text:p>
          </table:table-cell>
          <table:table-cell table:style-name="odsStyleTableCell-ff5ea3ad1a1c29d4bf7e0831c970030d" office:value-type="string">
            <text:p>DÓLAR</text:p>
          </table:table-cell>
          <table:table-cell table:style-name="odsStyleTableCell-ff5ea3ad1a1c29d4bf7e0831c970030d" office:value-type="string">
            <text:p>TWD</text:p>
          </table:table-cell>
          <table:table-cell table:style-name="odsStyleTableCell-1326cc9de3d730d8827e984a3593195e" office:value-type="string">
            <text:p>0.21184</text:p>
          </table:table-cell>
          <table:table-cell table:style-name="odsStyleTableCell-1326cc9de3d730d8827e984a3593195e" office:value-type="string">
            <text:p>32.38300</text:p>
          </table:table-cell>
        </table:table-row>
        <table:table-row table:style-name="ro1">
          <table:table-cell table:style-name="odsStyleTableCell-ff5ea3ad1a1c29d4bf7e0831c970030d" office:value-type="string">
            <text:p>TÚNEZ</text:p>
          </table:table-cell>
          <table:table-cell table:style-name="odsStyleTableCell-ff5ea3ad1a1c29d4bf7e0831c970030d" office:value-type="string">
            <text:p>DINAR TUNECINO</text:p>
          </table:table-cell>
          <table:table-cell table:style-name="odsStyleTableCell-ff5ea3ad1a1c29d4bf7e0831c970030d" office:value-type="string">
            <text:p>TND</text:p>
          </table:table-cell>
          <table:table-cell table:style-name="odsStyleTableCell-1326cc9de3d730d8827e984a3593195e" office:value-type="string">
            <text:p>2.17288</text:p>
          </table:table-cell>
          <table:table-cell table:style-name="odsStyleTableCell-1326cc9de3d730d8827e984a3593195e" office:value-type="string">
            <text:p>3.15710</text:p>
          </table:table-cell>
        </table:table-row>
        <table:table-row table:style-name="ro1">
          <table:table-cell table:style-name="odsStyleTableCell-ff5ea3ad1a1c29d4bf7e0831c970030d" office:value-type="string">
            <text:p>TURQUÍA</text:p>
          </table:table-cell>
          <table:table-cell table:style-name="odsStyleTableCell-ff5ea3ad1a1c29d4bf7e0831c970030d" office:value-type="string">
            <text:p>LIRA TURCA</text:p>
          </table:table-cell>
          <table:table-cell table:style-name="odsStyleTableCell-ff5ea3ad1a1c29d4bf7e0831c970030d" office:value-type="string">
            <text:p>TRY</text:p>
          </table:table-cell>
          <table:table-cell table:style-name="odsStyleTableCell-1326cc9de3d730d8827e984a3593195e" office:value-type="string">
            <text:p>0.21162</text:p>
          </table:table-cell>
          <table:table-cell table:style-name="odsStyleTableCell-1326cc9de3d730d8827e984a3593195e" office:value-type="string">
            <text:p>32.41600</text:p>
          </table:table-cell>
        </table:table-row>
        <table:table-row table:style-name="ro1">
          <table:table-cell table:style-name="odsStyleTableCell-ff5ea3ad1a1c29d4bf7e0831c970030d" office:value-type="string">
            <text:p>URUGUAY</text:p>
          </table:table-cell>
          <table:table-cell table:style-name="odsStyleTableCell-ff5ea3ad1a1c29d4bf7e0831c970030d" office:value-type="string">
            <text:p>PESO</text:p>
          </table:table-cell>
          <table:table-cell table:style-name="odsStyleTableCell-ff5ea3ad1a1c29d4bf7e0831c970030d" office:value-type="string">
            <text:p>UYU</text:p>
          </table:table-cell>
          <table:table-cell table:style-name="odsStyleTableCell-1326cc9de3d730d8827e984a3593195e" office:value-type="string">
            <text:p>0.17649</text:p>
          </table:table-cell>
          <table:table-cell table:style-name="odsStyleTableCell-1326cc9de3d730d8827e984a3593195e" office:value-type="string">
            <text:p>38.87000</text:p>
          </table:table-cell>
        </table:table-row>
        <table:table-row table:style-name="ro1">
          <table:table-cell table:style-name="odsStyleTableCell-ff5ea3ad1a1c29d4bf7e0831c970030d" office:value-type="string">
            <text:p>VENEZUELA</text:p>
          </table:table-cell>
          <table:table-cell table:style-name="odsStyleTableCell-ff5ea3ad1a1c29d4bf7e0831c970030d" office:value-type="string">
            <text:p>BOLIVAR DIGITAL</text:p>
          </table:table-cell>
          <table:table-cell table:style-name="odsStyleTableCell-ff5ea3ad1a1c29d4bf7e0831c970030d" office:value-type="string">
            <text:p>VES</text:p>
          </table:table-cell>
          <table:table-cell table:style-name="odsStyleTableCell-1326cc9de3d730d8827e984a3593195e" office:value-type="string">
            <text:p>0.18918</text:p>
          </table:table-cell>
          <table:table-cell table:style-name="odsStyleTableCell-1326cc9de3d730d8827e984a3593195e" office:value-type="string">
            <text:p>36.26240</text:p>
          </table:table-cell>
        </table:table-row>
        <table:table-row table:style-name="ro1">
          <table:table-cell table:style-name="odsStyleTableCell-ff5ea3ad1a1c29d4bf7e0831c970030d" office:value-type="string">
            <text:p>VIETNAM</text:p>
          </table:table-cell>
          <table:table-cell table:style-name="odsStyleTableCell-ff5ea3ad1a1c29d4bf7e0831c970030d" office:value-type="string">
            <text:p>DONG</text:p>
          </table:table-cell>
          <table:table-cell table:style-name="odsStyleTableCell-ff5ea3ad1a1c29d4bf7e0831c970030d" office:value-type="string">
            <text:p>VND</text:p>
          </table:table-cell>
          <table:table-cell table:style-name="odsStyleTableCell-1326cc9de3d730d8827e984a3593195e" office:value-type="string">
            <text:p>0.00027</text:p>
          </table:table-cell>
          <table:table-cell table:style-name="odsStyleTableCell-1326cc9de3d730d8827e984a3593195e" office:value-type="string">
            <text:p>25,175.70000</text:p>
          </table:table-cell>
        </table:table-row>
        <table:table-row table:style-name="ro1">
          <table:table-cell table:style-name="odsStyleTableCell-ff5ea3ad1a1c29d4bf7e0831c970030d" office:value-type="string">
            <text:p/>
          </table:table-cell>
          <table:table-cell table:style-name="odsStyleTableCell-ff5ea3ad1a1c29d4bf7e0831c970030d" office:value-type="string">
            <text:p>DERECHO ESPECIAL DE GIRO</text:p>
          </table:table-cell>
          <table:table-cell table:style-name="odsStyleTableCell-ff5ea3ad1a1c29d4bf7e0831c970030d" office:value-type="string">
            <text:p>USD/D.E.G.</text:p>
          </table:table-cell>
          <table:table-cell table:style-name="odsStyleTableCell-1326cc9de3d730d8827e984a3593195e" office:value-type="string">
            <text:p/>
          </table:table-cell>
          <table:table-cell table:style-name="odsStyleTableCell-1326cc9de3d730d8827e984a3593195e" office:value-type="string">
            <text:p>1.31637</text:p>
          </table:table-cell>
        </table:table-row>
        <table:table-row table:style-name="ro1">
          <table:table-cell table:style-name="odsStyleTableCell-ff5ea3ad1a1c29d4bf7e0831c970030d" office:value-type="string">
            <text:p/>
          </table:table-cell>
          <table:table-cell table:style-name="odsStyleTableCell-ff5ea3ad1a1c29d4bf7e0831c970030d" office:value-type="string">
            <text:p>UNIDAD DE FOMENTO DE VIVIENDA</text:p>
          </table:table-cell>
          <table:table-cell table:style-name="odsStyleTableCell-ff5ea3ad1a1c29d4bf7e0831c970030d" office:value-type="string">
            <text:p>Bs/UFV</text:p>
          </table:table-cell>
          <table:table-cell table:style-name="odsStyleTableCell-1326cc9de3d730d8827e984a3593195e" office:value-type="string">
            <text:p/>
          </table:table-cell>
          <table:table-cell table:style-name="odsStyleTableCell-1326cc9de3d730d8827e984a3593195e" office:value-type="string">
            <text:p>2.4901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ba7c481ed9bdf0c1df8fae03c29fcde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586336c5245540f42d1cd3e52212eaf4" office:value-type="string">
            <text:p> </text:p>
          </table:table-cell>
          <table:table-cell table:style-name="odsStyleTableCell-586336c5245540f42d1cd3e52212eaf4" office:value-type="string">
            <text:p>UNIDAD MONETARIA</text:p>
          </table:table-cell>
          <table:table-cell table:style-name="odsStyleTableCell-586336c5245540f42d1cd3e52212eaf4" office:value-type="string">
            <text:p>MONEDA</text:p>
          </table:table-cell>
          <table:table-cell table:style-name="odsStyleTableCell-586336c5245540f42d1cd3e52212eaf4" office:value-type="string">
            <text:p>TIPO DE CAMBIO EN M.E.</text:p>
          </table:table-cell>
        </table:table-row>
        <table:table-row table:style-name="ro1">
          <table:table-cell table:style-name="odsStyleTableCell-ff5ea3ad1a1c29d4bf7e0831c970030d" office:value-type="string">
            <text:p>ORO</text:p>
          </table:table-cell>
          <table:table-cell table:style-name="odsStyleTableCell-ff5ea3ad1a1c29d4bf7e0831c970030d" office:value-type="string">
            <text:p>ONZA TROY ORO</text:p>
          </table:table-cell>
          <table:table-cell table:style-name="odsStyleTableCell-ff5ea3ad1a1c29d4bf7e0831c970030d" office:value-type="string">
            <text:p>USD./O.T.F.</text:p>
          </table:table-cell>
          <table:table-cell table:style-name="odsStyleTableCell-1326cc9de3d730d8827e984a3593195e" office:value-type="string">
            <text:p>2,364.35000</text:p>
          </table:table-cell>
        </table:table-row>
        <table:table-row table:style-name="ro1">
          <table:table-cell table:style-name="odsStyleTableCell-ff5ea3ad1a1c29d4bf7e0831c970030d" office:value-type="string">
            <text:p>PLATA</text:p>
          </table:table-cell>
          <table:table-cell table:style-name="odsStyleTableCell-ff5ea3ad1a1c29d4bf7e0831c970030d" office:value-type="string">
            <text:p>ONZA TROY PLATA</text:p>
          </table:table-cell>
          <table:table-cell table:style-name="odsStyleTableCell-ff5ea3ad1a1c29d4bf7e0831c970030d" office:value-type="string">
            <text:p>USD./O.T.F.</text:p>
          </table:table-cell>
          <table:table-cell table:style-name="odsStyleTableCell-1326cc9de3d730d8827e984a3593195e" office:value-type="string">
            <text:p>28.692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ba7c481ed9bdf0c1df8fae03c29fcde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586336c5245540f42d1cd3e52212eaf4" office:value-type="string">
            <text:p> </text:p>
          </table:table-cell>
          <table:table-cell table:style-name="odsStyleTableCell-586336c5245540f42d1cd3e52212eaf4" office:value-type="string">
            <text:p>1 MES</text:p>
          </table:table-cell>
          <table:table-cell table:style-name="odsStyleTableCell-586336c5245540f42d1cd3e52212eaf4" office:value-type="string">
            <text:p>3 MESES</text:p>
          </table:table-cell>
          <table:table-cell table:style-name="odsStyleTableCell-586336c5245540f42d1cd3e52212eaf4" office:value-type="string">
            <text:p>6 MESES</text:p>
          </table:table-cell>
        </table:table-row>
        <table:table-row table:style-name="ro1">
          <table:table-cell table:style-name="odsStyleTableCell-b24194c651f5b64f370adc5e2eab47c3" office:value-type="string">
            <text:p>TASA LIBOR(USD)</text:p>
          </table:table-cell>
          <table:table-cell table:style-name="odsStyleTableCell-1326cc9de3d730d8827e984a3593195e" office:value-type="string">
            <text:p>5.43</text:p>
          </table:table-cell>
          <table:table-cell table:style-name="odsStyleTableCell-1326cc9de3d730d8827e984a3593195e" office:value-type="string">
            <text:p>5.58</text:p>
          </table:table-cell>
          <table:table-cell table:style-name="odsStyleTableCell-1326cc9de3d730d8827e984a3593195e" office:value-type="string">
            <text:p>5.7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f5ea3ad1a1c29d4bf7e0831c970030d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43</meta:creation-date>
    <meta:generator>ods générator</meta:generator>
    <dc:date>2024-10-18T20:18:43</dc:date>
    <meta:editing-duration>PT1S</meta:editing-duration>
    <meta:editing-cycles>1</meta:editing-cycles>
    <meta:document-statistic meta:table-count="1" meta:cell-count="4" meta:object-count="0"/>
  </office:meta>
</office:document-meta>
</file>